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330" officeooo:paragraph-rsid="0014b330"/>
    </style:style>
    <style:style style:name="P2" style:family="paragraph" style:parent-style-name="Standard" style:list-style-name="L1">
      <style:text-properties officeooo:rsid="0014b330" officeooo:paragraph-rsid="0014b330"/>
    </style:style>
    <style:style style:name="P3" style:family="paragraph" style:parent-style-name="Standard" style:list-style-name="L1">
      <style:text-properties officeooo:rsid="0016aaae" officeooo:paragraph-rsid="0016aaae"/>
    </style:style>
    <style:style style:name="P4" style:family="paragraph" style:parent-style-name="Standard" style:list-style-name="L1">
      <style:text-properties officeooo:rsid="0016aaae" officeooo:paragraph-rsid="00183923"/>
    </style:style>
    <style:style style:name="P5" style:family="paragraph" style:parent-style-name="Standard">
      <style:text-properties officeooo:rsid="0016aaae" officeooo:paragraph-rsid="0016aaae"/>
    </style:style>
    <style:style style:name="P6" style:family="paragraph" style:parent-style-name="Standard" style:list-style-name="L1">
      <style:text-properties officeooo:rsid="0019123b" officeooo:paragraph-rsid="0019123b"/>
    </style:style>
    <style:style style:name="P7" style:family="paragraph" style:parent-style-name="Standard" style:list-style-name="L1">
      <style:text-properties officeooo:rsid="0019123b" officeooo:paragraph-rsid="001b56ad"/>
    </style:style>
    <style:style style:name="P8" style:family="paragraph" style:parent-style-name="Standard" style:list-style-name="L1">
      <style:text-properties officeooo:rsid="001b049b" officeooo:paragraph-rsid="001b049b"/>
    </style:style>
    <style:style style:name="P9" style:family="paragraph" style:parent-style-name="Standard" style:list-style-name="L1">
      <style:text-properties officeooo:rsid="001b56ad" officeooo:paragraph-rsid="001b56ad"/>
    </style:style>
    <style:style style:name="P10" style:family="paragraph" style:parent-style-name="Standard" style:list-style-name="L1">
      <style:text-properties officeooo:rsid="001bbcc8" officeooo:paragraph-rsid="001bbcc8"/>
    </style:style>
    <style:style style:name="P11" style:family="paragraph" style:parent-style-name="Standard" style:list-style-name="L1">
      <style:text-properties officeooo:rsid="001bc881" officeooo:paragraph-rsid="001bc881"/>
    </style:style>
    <style:style style:name="P12" style:family="paragraph" style:parent-style-name="Standard" style:list-style-name="L1">
      <style:text-properties officeooo:rsid="001d04e8" officeooo:paragraph-rsid="001d04e8"/>
    </style:style>
    <style:style style:name="P13" style:family="paragraph" style:parent-style-name="Standard" style:list-style-name="L1">
      <style:text-properties officeooo:rsid="001ef1ff" officeooo:paragraph-rsid="001ef1ff"/>
    </style:style>
    <style:style style:name="P14" style:family="paragraph" style:parent-style-name="Standard" style:list-style-name="L1">
      <style:paragraph-properties fo:break-before="page"/>
      <style:text-properties officeooo:rsid="0019123b" officeooo:paragraph-rsid="0019123b"/>
    </style:style>
    <style:style style:name="T1" style:family="text">
      <style:text-properties fo:font-style="italic" officeooo:rsid="001ef832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7ec83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83923" style:font-style-asian="italic" style:font-weight-asian="bold" style:font-style-complex="italic" style:font-weight-complex="bold"/>
    </style:style>
    <style:style style:name="T5" style:family="text">
      <style:text-properties officeooo:rsid="00183923"/>
    </style:style>
    <style:style style:name="T6" style:family="text">
      <style:text-properties fo:font-style="normal" fo:font-weight="normal" officeooo:rsid="0017ec83" style:font-style-asian="normal" style:font-weight-asian="normal" style:font-style-complex="normal" style:font-weight-complex="normal"/>
    </style:style>
    <style:style style:name="T7" style:family="text">
      <style:text-properties officeooo:rsid="001b049b"/>
    </style:style>
    <style:style style:name="T8" style:family="text">
      <style:text-properties officeooo:rsid="001bbcc8"/>
    </style:style>
    <style:style style:name="T9" style:family="text">
      <style:text-properties officeooo:rsid="001d04e8"/>
    </style:style>
    <style:style style:name="T10" style:family="text">
      <style:text-properties officeooo:rsid="001ef8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as</text:p>
      <text:p text:style-name="P1"/>
      <text:list xml:id="list1052921369973753809" text:style-name="L1">
        <text:list-item>
          <text:p text:style-name="P2">Gerais</text:p>
          <text:list>
            <text:list-item>
              <text:p text:style-name="P2">Não foque em ensinar, mas em ajudar os alunos a aprender (aprender é o que os alunos realmente deveriam estar fazendo na sala de aula)</text:p>
            </text:list-item>
            <text:list-item>
              <text:p text:style-name="P2">O tempo em sala de aula deve ser usado para conectar peças de informação – criar um sentido – não para repetir conteúdos da leitura.</text:p>
            </text:list-item>
          </text:list>
        </text:list-item>
      </text:list>
      <text:p text:style-name="P1"/>
      <text:list xml:id="list20626335603441" text:continue-numbering="true" text:style-name="L1">
        <text:list-item>
          <text:p text:style-name="P2">Aprendizado ativo</text:p>
          <text:list>
            <text:list-item>
              <text:p text:style-name="P2">Quatro alunos sentados em uma <text:span text:style-name="T2">mesa quadrada</text:span>, olhando um para o outro (ou quatro cadeiras “imitando” uma mesa), para realizar alguma atividade</text:p>
            </text:list-item>
            <text:list-item>
              <text:p text:style-name="P3">Use <text:span text:style-name="T2">pensamento vocalizado</text:span> quando for mostrar aos alunos como abordar e resolver um problema</text:p>
            </text:list-item>
            <text:list-item>
              <text:p text:style-name="P3">Use os seguintes métodos gerais de ensino:</text:p>
              <text:list>
                <text:list-item>
                  <text:p text:style-name="P4"><text:span text:style-name="T4">Preferir “</text:span><text:span text:style-name="T3">You – Y’all – We”:</text:span><text:span text:style-name="T6"> no que for possível</text:span></text:p>
                </text:list-item>
                <text:list-item>
                  <text:p text:style-name="P3"><text:span text:style-name="T4">Limitar “</text:span><text:span text:style-name="T3">I</text:span><text:span text:style-name="T2"> – </text:span><text:span text:style-name="T3">We</text:span><text:span text:style-name="T2"> – </text:span><text:span text:style-name="T3">You”</text:span>: geralmente <text:span text:style-name="T5">à </text:span>aulas STEM, <text:span text:style-name="T5">mas o mínimo possível</text:span></text:p>
                </text:list-item>
              </text:list>
            </text:list-item>
          </text:list>
        </text:list-item>
      </text:list>
      <text:p text:style-name="P5"/>
      <text:list xml:id="list20624435012655" text:continue-numbering="true" text:style-name="L1">
        <text:list-item>
          <text:p text:style-name="P2">Lecture:</text:p>
          <text:list>
            <text:list-item>
              <text:p text:style-name="P2">Tempo: idade média dos alunos x 2 (ou x 1,5)</text:p>
            </text:list-item>
            <text:list-item>
              <text:p text:style-name="P2">Intercalada com atividades hands-on</text:p>
            </text:list-item>
          </text:list>
        </text:list-item>
      </text:list>
      <text:p text:style-name="P1"/>
      <text:list xml:id="list20624829080804" text:continue-numbering="true" text:style-name="L1">
        <text:list-item>
          <text:p text:style-name="P13">Tarefas:</text:p>
          <text:list>
            <text:list-item>
              <text:p text:style-name="P13">Pergunte-se se cada tarefa realmente tem um propósito – ela reflete objetivos/outcomes e os alunos a verão como útil ou ela só serve para manter os alunos ocupados ou garantir que fizeram uma leitura?</text:p>
            </text:list-item>
          </text:list>
        </text:list-item>
      </text:list>
      <text:p text:style-name="P1"/>
      <text:p text:style-name="P1"/>
      <text:list xml:id="list20624851309303" text:continue-numbering="true" text:style-name="L1">
        <text:list-item>
          <text:p text:style-name="P14">Syllabus:</text:p>
          <text:list>
            <text:list-item>
              <text:p text:style-name="P8">É uma peça de comunicação, uma brochura de vendas ou uma palestra motivacional</text:p>
            </text:list-item>
            <text:list-item>
              <text:p text:style-name="P8">Use-o para criar relacionamento com os alunos</text:p>
            </text:list-item>
            <text:list-item>
              <text:p text:style-name="P7">Pense o syllabus a partir da perspectiva dos estudantes</text:p>
            </text:list-item>
            <text:list-item>
              <text:p text:style-name="P7">Os estudantes precisam ler o syllabus e saber que seu tempo não será desperdiçado</text:p>
            </text:list-item>
            <text:list-item>
              <text:p text:style-name="P6">Seja claro <text:span text:style-name="T7">e c</text:span>oloque <text:span text:style-name="T8">as questões </text:span>mais importante<text:span text:style-name="T8">s</text:span> <text:span text:style-name="T8">(Big Puctures Questions) em </text:span>primeiro <text:span text:style-name="T8">lugar</text:span></text:p>
            </text:list-item>
            <text:list-item>
              <text:p text:style-name="P9">Responda os “por ques” e os “como”, <text:span text:style-name="T9">e instigue a curiosidade dos alunos:</text:span></text:p>
              <text:list>
                <text:list-item>
                  <text:p text:style-name="P11"><text:span text:style-name="T9">Por que essa disciplina é importante? </text:span>Por que os estudantes precisam fazer este curso? Sobre o que, realmente é a disciplina?</text:p>
                </text:list-item>
                <text:list-item>
                  <text:p text:style-name="P11">Por que os estudantes iriam querer fazer essa disciplina?</text:p>
                </text:list-item>
                <text:list-item>
                  <text:p text:style-name="P11">Por que essas avaliações são necessárias</text:p>
                </text:list-item>
                <text:list-item>
                  <text:p text:style-name="P11">Como esse curso se encaixa na carreira futura?</text:p>
                </text:list-item>
                <text:list-item>
                  <text:p text:style-name="P11">Como esse curso ajudará os estudantes a XXX [ex.: conseguir emprego]?</text:p>
                </text:list-item>
                <text:list-item>
                  <text:p text:style-name="P11">Como você se torna um médico respeitado e atualizado?</text:p>
                </text:list-item>
                <text:list-item>
                  <text:p text:style-name="P11">Como essa disciplina fará diferença? Como ela se encaixa no curso global?</text:p>
                </text:list-item>
                <text:list-item>
                  <text:p text:style-name="P11">Por que as partes do curso estão na ordem em que estão?</text:p>
                </text:list-item>
                <text:list-item>
                  <text:p text:style-name="P11">O curso será primariamente de palestras, discussões ou atividades em grupo?</text:p>
                </text:list-item>
                <text:list-item>
                  <text:p text:style-name="P11">O que as provas testarão? Memória? Compreensão? Habilidade de sintetizar, apresentar evidência logicamente, aplicar conhecimento em um novo contexto?</text:p>
                </text:list-item>
                <text:list-item>
                  <text:p text:style-name="P11">Por que tais livros foram escolhidos? Qual a importância desses livros na disciplina e no curso? A ênfase é em material primário ou secundária, e por quê?</text:p>
                </text:list-item>
              </text:list>
            </text:list-item>
            <text:list-item>
              <text:p text:style-name="P10">Headings as questions</text:p>
            </text:list-item>
            <text:list-item>
              <text:p text:style-name="P12">Tem que “provocar” e “fisgar” o aluno</text:p>
            </text:list-item>
            <text:list-item>
              <text:p text:style-name="P12">Use linguagem positiva, recompensadora</text:p>
            </text:list-item>
            <text:list-item>
              <text:p text:style-name="P12">Não use “aluno” ou “estudante”, e sim você.</text:p>
            </text:list-item>
            <text:list-item>
              <text:p text:style-name="P12">Forneça um arrazoado para tudo</text:p>
            </text:list-item>
            <text:list-item>
              <text:p text:style-name="P13">Escreva em primera pessoa!</text:p>
            </text:list-item>
            <text:list-item>
              <text:p text:style-name="P13">Mantenha o syllabus curto (média de 7 páginas), quanto menor, melhor</text:p>
            </text:list-item>
            <text:list-item>
              <text:p text:style-name="P13">Use formatos visualmente atraentes e inovadores</text:p>
            </text:list-item>
            <text:list-item>
              <text:p text:style-name="P13">Compartilhe informações sobre você mesmo</text:p>
            </text:list-item>
            <text:list-item>
              <text:p text:style-name="P13">Forneça informações úteis, geralmente em sidebars:</text:p>
              <text:list>
                <text:list-item>
                  <text:p text:style-name="P13">Qual a melhor maneira de tomar notas?</text:p>
                </text:list-item>
                <text:list-item>
                  <text:p text:style-name="P13">Onde os estudantes podem obter ajuda extra</text:p>
                </text:list-item>
                <text:list-item>
                  <text:p text:style-name="P13">Qual a melhor maneira de se manter no compasso ou abordar tarefas complexas?</text:p>
                </text:list-item>
                <text:list-item>
                  <text:p text:style-name="P13">Como será uma aula típica</text:p>
                </text:list-item>
                <text:list-item>
                  <text:p text:style-name="P13">Que sites úteis podem ser consultados para obter informação extra</text:p>
                </text:list-item>
                <text:list-item>
                  <text:p text:style-name="P13">Qual o prazo para você retornar tarefas feitas pelos estudantes ou responder a e-mails?</text:p>
                </text:list-item>
                <text:list-item>
                  <text:p text:style-name="P13">Quais as concepções erradas comuns sobre a disciplina?</text:p>
                </text:list-item>
              </text:list>
            </text:list-item>
            <text:list-item>
              <text:p text:style-name="P13">Estrutura o syllabus por idéias, experiências ou tópicos, e não por secões de livros</text:p>
            </text:list-item>
            <text:list-item>
              <text:p text:style-name="P13">Considere o que torna sua disciplina diferente de outras e separe bem sua disciplina de outras competidoras – <text:span text:style-name="T10">esse é seu </text:span><text:span text:style-name="T1">Unique Selling Proposition</text:span><text:span text:style-name="T10"> (USP) – inclua todos no syllabus.</text:span>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rantes Araújo Silva Filho</meta:initial-creator>
    <meta:creation-date>2018-05-16T13:31:30.156461470</meta:creation-date>
    <dc:date>2018-05-17T02:06:24.363902850</dc:date>
    <dc:creator>Abrantes Araújo Silva Filho</dc:creator>
    <meta:editing-duration>PT3H38M55S</meta:editing-duration>
    <meta:editing-cycles>1</meta:editing-cycles>
    <meta:document-statistic meta:table-count="0" meta:image-count="0" meta:object-count="0" meta:page-count="2" meta:paragraph-count="52" meta:word-count="596" meta:character-count="3411" meta:non-whitespace-character-count="2909"/>
    <meta:generator>LibreOffice/5.1.6.2$Linux_X86_64 LibreOffice_project/10m0$Build-2</meta:generator>
  </office:meta>
</office:document-meta>
</file>